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fddc" officeooo:paragraph-rsid="0007fdd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fddc" officeooo:paragraph-rsid="0007fddc" style:font-weight-asian="bold" style:font-weight-complex="bold"/>
    </style:style>
    <style:style style:name="P3" style:family="paragraph" style:parent-style-name="Standard">
      <style:text-properties officeooo:rsid="00082781" officeooo:paragraph-rsid="00082781"/>
    </style:style>
    <style:style style:name="P4" style:family="paragraph" style:parent-style-name="Standard" style:list-style-name="L1">
      <style:text-properties officeooo:rsid="0007fddc" officeooo:paragraph-rsid="0007fddc"/>
    </style:style>
    <style:style style:name="P5" style:family="paragraph" style:parent-style-name="Standard" style:list-style-name="L2">
      <style:text-properties officeooo:rsid="0007fddc" officeooo:paragraph-rsid="0007fddc"/>
    </style:style>
    <style:style style:name="P6" style:family="paragraph" style:parent-style-name="Standard" style:list-style-name="L3">
      <style:text-properties officeooo:rsid="0007fddc" officeooo:paragraph-rsid="0007fddc"/>
    </style:style>
    <style:style style:name="P7" style:family="paragraph" style:parent-style-name="Standard" style:list-style-name="L4">
      <style:text-properties officeooo:rsid="00082781" officeooo:paragraph-rsid="00082781"/>
    </style:style>
    <style:style style:name="P8" style:family="paragraph" style:parent-style-name="Standard" style:list-style-name="L4">
      <style:text-properties fo:font-weight="bold" officeooo:rsid="00091be6" officeooo:paragraph-rsid="000ab83c" style:font-weight-asian="bold" style:font-weight-complex="bold"/>
    </style:style>
    <style:style style:name="T1" style:family="text">
      <style:text-properties officeooo:rsid="000827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1be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b83c" style:font-weight-asian="normal" style:font-weight-complex="normal"/>
    </style:style>
    <style:style style:name="T6" style:family="text">
      <style:text-properties officeooo:rsid="000ab83c"/>
    </style:style>
    <style:style style:name="T7" style:family="text">
      <style:text-properties officeooo:rsid="000c69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rdware-Checkliste Abschlusspräsentation</text:p>
      <text:p text:style-name="P1"/>
      <text:p text:style-name="P1">Laptops (können alle HDMI?):</text:p>
      <text:list xml:id="list3577651944381069930" text:style-name="L1">
        <text:list-item>
          <text:p text:style-name="P4">EEG-Daten-Sender: Fohl 1</text:p>
        </text:list-item>
        <text:list-item>
          <text:p text:style-name="P4">Torcs: Florians</text:p>
        </text:list-item>
        <text:list-item>
          <text:p text:style-name="P4">Csound: Herrn Fohls</text:p>
        </text:list-item>
        <text:list-item>
          <text:p text:style-name="P4">Präsentationsfolien: <text:span text:style-name="T7">Martins</text:span></text:p>
        </text:list-item>
        <text:list-item>
          <text:p text:style-name="P4">Gitarre: Mohammeds</text:p>
        </text:list-item>
      </text:list>
      <text:p text:style-name="P1"/>
      <text:p text:style-name="P1">Router:</text:p>
      <text:list xml:id="list8575793261365601789" text:style-name="L2">
        <text:list-item>
          <text:p text:style-name="P5">„FRITZ!BOX Fon WLAN 7113“ - <text:s/>Passwort: 1446939595835467</text:p>
        </text:list-item>
      </text:list>
      <text:p text:style-name="P1"/>
      <text:p text:style-name="P1">Kabel:</text:p>
      <text:list xml:id="list5250699144395320089" text:style-name="L3">
        <text:list-item>
          <text:p text:style-name="P6">mindestens 4 Steckdosen gleichzeitig (Router und 2 Rechner), <text:span text:style-name="T1">am besten 8</text:span> – besser vorher Akkus laden</text:p>
        </text:list-item>
        <text:list-item>
          <text:p text:style-name="P6">Audio allgemein: Miniklinke auf Steinberg-Anlage (letztes Mal war etwas vorhanden)</text:p>
        </text:list-item>
        <text:list-item>
          <text:p text:style-name="P6">Audio Mohammed: „alles mögliche, ich kümmere mich selbst drum“</text:p>
        </text:list-item>
      </text:list>
      <text:p text:style-name="P1"/>
      <text:p text:style-name="P1"/>
      <text:p text:style-name="P3">Verantwortlichkeiten:</text:p>
      <text:list xml:id="list4217569928310647918" text:style-name="L4">
        <text:list-item>
          <text:p text:style-name="P7"><text:span text:style-name="T2">Stefan</text:span> betreut Fohl1 <text:span text:style-name="T3">und den OSC-Server</text:span>.</text:p>
        </text:list-item>
        <text:list-item>
          <text:p text:style-name="P8">Jeder<text:span text:style-name="T4"> </text:span>der OSC-Messages empfangen muss<text:span text:style-name="T4"> gleicht mit Stefan seine IP ab.</text:span></text:p>
        </text:list-item>
        <text:list-item>
          <text:p text:style-name="P8"><text:span text:style-name="T6">Martin</text:span><text:span text:style-name="T5"> setzt sich das EEG auf und sorgt dafür, dass es Daten liefert.</text:span><text:span text:style-name="T4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08:31:16.985635000</meta:creation-date>
    <dc:date>2014-01-13T12:58:18.706071000</dc:date>
    <meta:editing-duration>PT58M48S</meta:editing-duration>
    <meta:editing-cycles>3</meta:editing-cycles>
    <meta:generator>LibreOffice/4.1.4.2$MacOSX_x86 LibreOffice_project/0a0440ccc0227ad9829de5f46be37cfb6edcf72</meta:generator>
    <meta:document-statistic meta:table-count="0" meta:image-count="0" meta:object-count="0" meta:page-count="1" meta:paragraph-count="17" meta:word-count="104" meta:character-count="706" meta:non-whitespace-character-count="628"/>
  </office:meta>
</office:document-meta>
</file>